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Times New Roman" fo:font-size="14pt" officeooo:paragraph-rsid="00222fa1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Times New Roman" fo:font-size="14pt" officeooo:paragraph-rsid="00253dd3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Times New Roman" fo:font-size="14pt" officeooo:paragraph-rsid="0025b8f2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Times New Roman" fo:font-size="14pt" officeooo:paragraph-rsid="0027869c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Times New Roman" fo:font-size="14pt" fo:font-style="normal" fo:font-weight="normal" officeooo:paragraph-rsid="00222fa1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line-height="150%"/>
      <style:text-properties style:font-name="Times New Roman" fo:font-size="14pt" fo:font-style="normal" fo:font-weight="normal" officeooo:paragraph-rsid="002b4b25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line-height="150%"/>
      <style:text-properties style:font-name="Times New Roman" fo:font-size="14pt" fo:font-style="normal" fo:font-weight="normal" officeooo:paragraph-rsid="002e553c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fb90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553c" style:font-weight-asian="bold" style:font-weight-complex="bold"/>
    </style:style>
    <style:style style:name="T4" style:family="text">
      <style:text-properties fo:font-style="italic" officeooo:rsid="001fb902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fb902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251def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53dd3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b4b25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e553c" style:font-style-asian="italic" style:font-weight-asian="bold" style:font-style-complex="italic" style:font-weight-complex="bold"/>
    </style:style>
    <style:style style:name="T11" style:family="text">
      <style:text-properties fo:language="en" fo:country="US" fo:font-style="italic" fo:font-weight="bold" officeooo:rsid="00222fa1" style:font-style-asian="italic" style:font-weight-asian="bold" style:font-style-complex="italic" style:font-weight-complex="bold"/>
    </style:style>
    <style:style style:name="T12" style:family="text">
      <style:text-properties fo:language="en" fo:country="US" fo:font-style="italic" fo:font-weight="bold" officeooo:rsid="002425b2" style:font-style-asian="italic" style:font-weight-asian="bold" style:font-style-complex="italic" style:font-weight-complex="bold"/>
    </style:style>
    <style:style style:name="T13" style:family="text">
      <style:text-properties fo:language="ru" fo:country="RU" fo:font-style="italic" fo:font-weight="bold" officeooo:rsid="002425b2" style:font-style-asian="italic" style:font-weight-asian="bold" style:font-style-complex="italic" style:font-weight-complex="bold"/>
    </style:style>
    <style:style style:name="T14" style:family="text">
      <style:text-properties officeooo:rsid="00251def"/>
    </style:style>
    <style:style style:name="T15" style:family="text">
      <style:text-properties fo:font-style="normal" fo:font-weight="normal" officeooo:rsid="00251def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fb902" style:font-style-asian="normal" style:font-weight-asian="normal" style:font-style-complex="normal" style:font-weight-complex="normal"/>
    </style:style>
    <style:style style:name="T17" style:family="text">
      <style:text-properties officeooo:rsid="00253dd3"/>
    </style:style>
    <style:style style:name="T18" style:family="text">
      <style:text-properties officeooo:rsid="002e55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tab/></text:span></text:p>
      <text:p text:style-name="P2"><text:tab/><text:span text:style-name="T11">1 </text:span><text:span text:style-name="T5">Укажите соответствие типа трансляции адресов описанию</text:span></text:p>
      <text:p text:style-name="P5"><text:tab/><text:span text:style-name="T12">C</text:span><text:span text:style-name="T5">татический NAT</text:span> - при поступлении пакета из внутренней сети внутренний локальный адрес меняется на внутренний глобальный адрес, если в таблице трансляции есть соответствующая запись <text:span text:style-name="T7">или</text:span><text:span text:style-name="T14"> при поступлении пакета из внешней сети внутренний глобальный адрес меняется на внутренний локальный адрес, если в таблице трансляции есть соответствующая запись</text:span></text:p>
      <text:p text:style-name="P4"><text:tab/><text:span text:style-name="T13">Д</text:span><text:span text:style-name="T5">инамический NAT</text:span> - при поступлении пакета из внутренней сети в таблицу трансляции добавляется запись, внутренний локальный адрес меняется на внутренний глобальный адрес <text:span text:style-name="T7">или</text:span><text:span text:style-name="T15"> <text:s/>при поступлении пакета из внешней сети в таблицу трансляции добавляется запись, внутренний глобальный адрес меняется на внутренний локальный адрес</text:span></text:p>
      <text:p text:style-name="P3"><text:tab/><text:span text:style-name="T5">PAT</text:span> - при поступлении пакета из внутренней сети в таблицу трансляции добавляется запись, внутренний локальный адрес и порт отправителя меняется на внутренний глобальный адрес и новый порт отправителя <text:span text:style-name="T8">или</text:span><text:span text:style-name="T17"> При поступлении пакета из внешней сети внутренний глобальный адрес и порт отправителя меняется на внутренний локальный адрес и порт получателя</text:span></text:p>
      <text:p text:style-name="P2"><text:tab/></text:p>
      <text:p text:style-name="P2"><text:span text:style-name="T6"><text:tab/></text:span><text:span text:style-name="T9">2 .</text:span><text:span text:style-name="T10">1 </text:span><text:span text:style-name="T6">На транслятор поступил пакет из внутренней сети со следующими полями:</text:span></text:p>
      <text:p text:style-name="P2"><text:span text:style-name="T6"><text:tab/><text:tab/></text:span><text:span text:style-name="T16">адрес отправителя 192.168.0.20</text:span></text:p>
      <text:p text:style-name="P6"><text:span text:style-name="T1"><text:tab/><text:tab/>адрес получателя 128.36.79.175</text:span></text:p>
      <text:p text:style-name="P6"><text:span text:style-name="T1"><text:tab/></text:span><text:span text:style-name="T4">Во внешнюю сеть транслятор передал пакет со следующими полями:</text:span></text:p>
      <text:p text:style-name="P6"><text:span text:style-name="T1"><text:tab/><text:tab/>адрес отправителя 158.26.62.195</text:span></text:p>
      <text:p text:style-name="P6"><text:span text:style-name="T1"><text:tab/><text:tab/>адрес получателя 128.36.79.175</text:span></text:p>
      <text:p text:style-name="P6"><text:span text:style-name="T1"><text:tab/></text:span><text:span text:style-name="T4">Укажите соответствие типов адресов из значению.</text:span></text:p>
      <text:p text:style-name="P7"><text:span text:style-name="T1"><text:tab/><text:tab/>внутренний глобальный адрес - 158.26.62.195</text:span></text:p>
      <text:p text:style-name="P7"><text:span text:style-name="T1"><text:tab/><text:tab/>внутренний локальный - 192.168.0.20</text:span></text:p>
      <text:p text:style-name="P7"><text:span text:style-name="T1"><text:tab/><text:tab/>внешний локальный адрес - 128.36.79.175</text:span></text:p>
      <text:p text:style-name="P7"><text:span text:style-name="T1"><text:tab/><text:tab/>внешний глобальный адрес - 128.36.79.175</text:span></text:p>
      <text:p text:style-name="P6"><text:soft-page-break/><text:tab/><text:span text:style-name="T10">2.2 На транслятор поступил пакет из внешней сети со следующими полями:</text:span></text:p>
      <text:p text:style-name="P6"><text:tab/><text:tab/>адрес отправителя 61.202.65.103</text:p>
      <text:p text:style-name="P6"><text:tab/><text:tab/>адрес получателя 192.186.100.74</text:p>
      <text:p text:style-name="P6"><text:tab/><text:span text:style-name="T5">Во внешнюю сеть транслятор передал пакет со следующими полями:</text:span></text:p>
      <text:p text:style-name="P6"><text:tab/><text:tab/>адрес отправителя 61.202.65.103</text:p>
      <text:p text:style-name="P6"><text:tab/><text:tab/>адрес получателя 172.16.181.192</text:p>
      <text:p text:style-name="P6"><text:tab/><text:span text:style-name="T5">Укажите соответствие типов адресов из значению.</text:span></text:p>
      <text:p text:style-name="P8"><text:tab/><text:tab/>внешний локальный адрес - 61.202.65.103</text:p>
      <text:p text:style-name="P8"><text:tab/><text:tab/>внешний глобальный адрес - 61.202.65.103</text:p>
      <text:p text:style-name="P8"><text:tab/><text:tab/>внутренний глобальный адрес - 192.186.100.74</text:p>
      <text:p text:style-name="P8"><text:tab/><text:tab/>внутренний локальный - 172.16.181.192</text:p>
      <text:p text:style-name="P2"/>
      <text:p text:style-name="P1"><text:tab/><text:span text:style-name="T6">3 </text:span><text:span text:style-name="T5">Укажите достоинства технологии NAT</text:span></text:p>
      <text:p text:style-name="P1"><text:tab/><text:tab/>- скрытие сервисов внутренних узлов</text:p>
      <text:p text:style-name="P1"><text:tab/><text:tab/>- экономия адресного пространства</text:p>
      <text:p text:style-name="P1"><text:tab/><text:tab/>- скрытие внутренней структуры сети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0T18:43:42.717000000</meta:creation-date>
    <dc:date>2024-05-20T19:24:10.412000000</dc:date>
    <meta:editing-duration>PT40M19S</meta:editing-duration>
    <meta:editing-cycles>16</meta:editing-cycles>
    <meta:generator>LibreOffice/24.2.0.3$Windows_X86_64 LibreOffice_project/da48488a73ddd66ea24cf16bbc4f7b9c08e9bea1</meta:generator>
    <meta:document-statistic meta:table-count="0" meta:image-count="0" meta:object-count="0" meta:page-count="2" meta:paragraph-count="32" meta:word-count="278" meta:character-count="2181" meta:non-whitespace-character-count="1881"/>
  </office:meta>
</office:document-meta>
</file>